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fo:font-weight="bold" officeooo:rsid="001ada2a" officeooo:paragraph-rsid="001ada2a" style:font-weight-asian="bold" style:font-weight-complex="bold"/>
    </style:style>
    <style:style style:name="P2" style:family="paragraph" style:parent-style-name="Standard">
      <style:paragraph-properties fo:line-height="200%"/>
      <style:text-properties fo:font-weight="normal" officeooo:rsid="001badcb" officeooo:paragraph-rsid="001badcb" style:font-weight-asian="normal" style:font-weight-complex="normal"/>
    </style:style>
    <style:style style:name="P3" style:family="paragraph" style:parent-style-name="Standard">
      <style:paragraph-properties fo:line-height="200%"/>
      <style:text-properties style:text-underline-style="none" fo:font-weight="bold" officeooo:rsid="001e1dc5" officeooo:paragraph-rsid="001e1dc5" style:font-weight-asian="bold" style:font-weight-complex="bold"/>
    </style:style>
    <style:style style:name="P4" style:family="paragraph" style:parent-style-name="Standard">
      <style:paragraph-properties fo:line-height="200%"/>
      <style:text-properties style:text-underline-style="none" fo:font-weight="normal" officeooo:rsid="001e1dc5" officeooo:paragraph-rsid="001e1dc5" style:font-weight-asian="normal" style:font-weight-complex="normal"/>
    </style:style>
    <style:style style:name="P5" style:family="paragraph" style:parent-style-name="Standard">
      <style:paragraph-properties fo:line-height="200%"/>
      <style:text-properties style:text-underline-style="none" fo:font-weight="bold" officeooo:rsid="001f2b62" officeooo:paragraph-rsid="001f2b62" style:font-weight-asian="bold" style:font-weight-complex="bold"/>
    </style:style>
    <style:style style:name="P6" style:family="paragraph" style:parent-style-name="Standard">
      <style:paragraph-properties fo:line-height="200%"/>
      <style:text-properties style:text-underline-style="none" fo:font-weight="normal" officeooo:rsid="001f2b62" officeooo:paragraph-rsid="001f2b62" style:font-weight-asian="normal" style:font-weight-complex="normal"/>
    </style:style>
    <style:style style:name="T1" style:family="text">
      <style:text-properties officeooo:rsid="001d8541"/>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text:p>
      <text:p text:style-name="P2"><text:tab/>I was very privileged to have parents who invested a lot of time and energy into providing for me properly. Reading the textbook segment and listening to the lectures made me realize just how prepared my parents were for taking care of my brother and I. They took my nutrition very seriously, prioritizing a balanced diet even through the 2008 financial crisis when funds were tighter. They also made sure I was enrolled in at least one physical activity at all times, which included swimming, flag football, soccer, and marching band. According to the book, they did everything a parent should do to support their child’s safety, health, and nutrition.</text:p>
      <text:p text:style-name="P2"><text:tab/>Youth sports leagues <text:span text:style-name="T1">are not only great for encouraging physical activities and refining motor skills, but they also allow children to experience winning, losing, competition, and sportsmanship in a safe environment. Playgroups where families meet up at playgrounds, parks, and other play places are another great way to allow children the opportunity to develop their fine and gross motor skills while also ensuring the physical safety of the children involved. Dance, art, and music classes are not only helpful in developing one’s motor skills, but they also provide crucial avenues of creativity and expose the child to a variety of different forms of art and culture.</text:span></text:p>
      <text:p text:style-name="P2"/>
      <text:p text:style-name="P3">Reply 1:</text:p>
      <text:p text:style-name="P3"><text:tab/><text:span text:style-name="T2">Hi Nathan. I was wondering if and how your experience with your father making you finish what was on your plate affected your relationship with food. The textbook mentions that this can be problematic, but of course that can be on a case-by-case basis.</text:span></text:p>
      <text:p text:style-name="P4"/>
      <text:p text:style-name="P5">Reply 2:</text:p>
      <text:p text:style-name="P6"><text:tab/>Hi Trinity. I am curious as to how your experience growing up relates to what we learned in the book. Were the things you mentioned in your first paragraph things you experienced growing u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9T13:38:53.474582221</meta:creation-date>
    <dc:date>2025-06-09T14:42:14.705152545</dc:date>
    <meta:editing-duration>PT29M21S</meta:editing-duration>
    <meta:editing-cycles>3</meta:editing-cycles>
    <meta:generator>LibreOffice/25.2.3.2$Linux_X86_64 LibreOffice_project/520$Build-2</meta:generator>
    <meta:document-statistic meta:table-count="0" meta:image-count="0" meta:object-count="0" meta:page-count="1" meta:paragraph-count="7" meta:word-count="299" meta:character-count="1791" meta:non-whitespace-character-count="1495"/>
  </office:meta>
</office:document-meta>
</file>